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text-properties style:text-underline-type="single" style:text-underline-style="solid" style:text-underline-width="auto" style:text-underline-mode="continuous"/>
    </style:style>
    <style:style style:name="P4" style:parent-style-name="Paragraphedeliste" style:list-style-name="LFO1" style:family="paragraph"/>
    <style:style style:name="P5" style:parent-style-name="Paragraphedeliste" style:list-style-name="LFO1" style:family="paragraph"/>
    <style:style style:name="P6" style:parent-style-name="Paragraphedeliste" style:list-style-name="LFO1" style:family="paragraph"/>
    <style:style style:name="P7" style:parent-style-name="Paragraphedeliste" style:list-style-name="LFO1" style:family="paragraph"/>
    <style:style style:name="P8" style:parent-style-name="Paragraphedeliste" style:list-style-name="LFO1" style:family="paragraph"/>
    <style:style style:name="P9" style:parent-style-name="Paragraphedeliste" style:list-style-name="LFO1" style:family="paragraph"/>
    <style:style style:name="P10" style:parent-style-name="Paragraphedeliste" style:list-style-name="LFO1" style:family="paragraph"/>
    <style:style style:name="P11" style:parent-style-name="Paragraphedeliste" style:list-style-name="LFO1" style:family="paragraph"/>
    <style:style style:name="P12" style:parent-style-name="Paragraphedeliste" style:list-style-name="LFO1" style:family="paragraph"/>
    <style:style style:name="P13" style:parent-style-name="Paragraphedeliste" style:list-style-name="LFO1" style:family="paragraph"/>
    <style:style style:name="P14" style:parent-style-name="Paragraphedeliste" style:list-style-name="LFO1" style:family="paragraph"/>
    <style:style style:name="P15" style:parent-style-name="Paragraphedeliste" style:list-style-name="LFO1" style:family="paragraph"/>
  </office:automatic-styles>
  <office:body>
    <office:text text:use-soft-page-breaks="true">
      <text:p text:style-name="P1">Documentation Projet_RED</text:p>
      <text:p text:style-name="P2"/>
      <text:p text:style-name="P3">Participant :<text:s/></text:p>
      <text:p text:style-name="Normal">Jérémy</text:p>
      <text:p text:style-name="Normal">Tyfenn</text:p>
      <text:p text:style-name="Normal"/>
      <text:p text:style-name="Normal"/>
      <text:p text:style-name="Normal">Tâche à réaliser :<text:s/></text:p>
      <text:p text:style-name="Normal"/>
      <text:p text:style-name="Normal">Partie 1:<text:s/></text:p>
      <text:list text:style-name="LFO1" text:continue-numbering="true">
        <text:list-item>
          <text:p text:style-name="P4">Histoire</text:p>
        </text:list-item>
        <text:list-item>
          <text:p text:style-name="P5">Introduire l’histoire dans le programme avec une fonction lore.</text:p>
        </text:list-item>
        <text:list-item>
          <text:p text:style-name="P6">Chargement du jeu<text:s/></text:p>
        </text:list-item>
        <text:list-item>
          <text:p text:style-name="P7">Menu<text:s/></text:p>
        </text:list-item>
        <text:list-item>
          <text:p text:style-name="P8">Personnage et initialisation des personnage<text:s/></text:p>
        </text:list-item>
        <text:list-item>
          <text:p text:style-name="P9">Affichage des informations du personnage<text:s/></text:p>
        </text:list-item>
        <text:list-item>
          <text:p text:style-name="P10">Inventaire et introduire une limite d’inventaire<text:s/></text:p>
        </text:list-item>
        <text:list-item>
          <text:p text:style-name="P11">Potion de vie<text:s/></text:p>
        </text:list-item>
        <text:list-item>
          <text:p text:style-name="P12">Marchant<text:s/></text:p>
        </text:list-item>
        <text:list-item>
          <text:p text:style-name="P13">Wasted<text:s/></text:p>
        </text:list-item>
        <text:list-item>
          <text:p text:style-name="P14">Potion de poison<text:s/></text:p>
        </text:list-item>
        <text:list-item>
          <text:p text:style-name="P15">Skill<text:s/></text:p>
        </text:list-item>
      </text:list>
      <text:p text:style-name="Normal"/>
      <text:p text:style-name="Normal">Compte rendu du vendredi 22 Septembre.</text:p>
      <text:p text:style-name="Normal">Attribution des diverse tâche 1 :</text:p>
      <text:p text:style-name="Normal">Jeremy : 3,4,2, 10,6</text:p>
      <text:p text:style-name="Normal">Tyfenn : 1 ,5,7,8,11</text:p>
      <text:p text:style-name="Normal"/>
      <text:p text:style-name="Normal">Tâche finis<text:s/></text:p>
      <text:p text:style-name="Normal">Jeremy : 3,4,10<text:s/></text:p>
      <text:p text:style-name="Normal">Tyfenn :5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ARÇON Jeremy</meta:initial-creator>
    <dc:creator>GARÇON Jeremy</dc:creator>
    <meta:creation-date>2023-09-27T09:42:00Z</meta:creation-date>
    <dc:date>2023-09-27T09:42:00Z</dc:date>
    <meta:template xlink:href="Normal.dotm" xlink:type="simple"/>
    <meta:editing-cycles>1</meta:editing-cycles>
    <meta:editing-duration>PT0S</meta:editing-duration>
    <meta:document-statistic meta:page-count="1" meta:paragraph-count="1" meta:word-count="83" meta:character-count="539" meta:row-count="3" meta:non-whitespace-character-count="457"/>
  </office:meta>
</office:document-meta>
</file>